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1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Isabella H. Rosenbach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1, 1896</text:p>
      <text:p text:style-name="P4">Month<text:tab/><text:tab/><text:tab/><text:tab/><text:tab/><text:tab/>September</text:p>
      <text:p text:style-name="P4">Year<text:tab/><text:tab/><text:tab/><text:tab/><text:tab/><text:tab/>1896</text:p>
      <text:p text:style-name="P4">Hebrew Date<text:tab/><text:tab/><text:tab/><text:tab/><text:tab/></text:p>
      <text:p text:style-name="P4">Undated</text:p>
      <text:p text:style-name="P4">City<text:tab/><text:tab/><text:tab/><text:tab/><text:tab/><text:tab/>Philadelphia</text:p>
      <text:p text:style-name="P4">State<text:tab/><text:tab/><text:tab/><text:tab/><text:tab/><text:tab/>PA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/>
      <text:p text:style-name="P2">[Envelope]</text:p>
      <text:p text:style-name="P2">Rev. Dr. Morais/</text:p>
      <text:p text:style-name="P2">526 N. 5th. St./</text:p>
      <text:p text:style-name="P2">Philadelphia/</text:p>
      <text:p text:style-name="P2"/>
      <text:p text:style-name="P2">[Page 1]</text:p>
      <text:p text:style-name="P2">Dear Dr Morais/</text:p>
      <text:p text:style-name="P2"><text:tab/>Lest I be/ prevented next week from sending/ you the "Compliments of the season"/ I avail myself of the present/ opportunity to wish you a/ Happy New Year, free from all/ pain and suffering of any kind./ <text:s/>Perhaps I should not intrude/ thus, upon you while you are ill/ but I feel as though I cannot/ refrain from expressing my/ sympathy and my personal/ regard for one who has labored/</text:p>
      <text:p text:style-name="P2"/>
      <text:p text:style-name="P2">[Page 2]</text:p>
      <text:p text:style-name="P2">so steadfastly to promote the cause of Judaism in our community./ <text:s/>We wonder at times why the/ good <text:soft-page-break/>and pious are stricken/ with pain and sorrow, even/ then the loving devotion of/ relatives and friends is a/ source of consolation and comfort./ <text:s/>Praying for your speedy/ restoration to health and strength/ I am always/ your friend/ Isabella H. Rosenbach/</text:p>
      <text:p text:style-name="P2"/>
      <text:p text:style-name="P2">My children unite in kind regards/ to yourself and family/ September first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27:01.53</meta:creation-date>
    <dc:date>2012-01-05T15:31:16.54</dc:date>
    <dc:creator>Penn Libraries</dc:creator>
    <meta:editing-duration>PT00H04M15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3" meta:paragraph-count="70" meta:word-count="325" meta:character-count="2185"/>
  </office:meta>
</office:document-meta>
</file>